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language="en" fo:country="GB"/>
    </style:style>
    <style:style style:name="P4" style:family="paragraph" style:parent-style-name="Standard" style:list-style-name="WW8Num1"/>
    <style:style style:name="P5" style:family="paragraph" style:parent-style-name="Standard" style:list-style-name="WW8Num1">
      <style:text-properties officeooo:paragraph-rsid="001e3ae2"/>
    </style:style>
    <style:style style:name="P6" style:family="paragraph" style:parent-style-name="Standard" style:list-style-name="WW8Num2"/>
    <style:style style:name="P7" style:family="paragraph" style:parent-style-name="Standard">
      <style:paragraph-properties fo:margin-left="2.498cm" fo:margin-right="0cm" fo:text-indent="0cm" style:auto-text-indent="false"/>
    </style:style>
    <style:style style:name="P8" style:family="paragraph" style:parent-style-name="Standard">
      <style:paragraph-properties fo:margin-left="2.498cm" fo:margin-right="0cm" fo:text-indent="0cm" style:auto-text-indent="false"/>
      <style:text-properties fo:language="en" fo:country="GB"/>
    </style:style>
    <style:style style:name="P9" style:family="paragraph" style:parent-style-name="Standard">
      <style:paragraph-properties fo:margin-left="2.498cm" fo:margin-right="0cm" fo:text-indent="1.249cm" style:auto-text-indent="false"/>
    </style:style>
    <style:style style:name="P10" style:family="paragraph" style:parent-style-name="Standard">
      <style:paragraph-properties fo:margin-left="1.879cm" fo:margin-right="0cm" fo:text-indent="0cm" style:auto-text-indent="false"/>
    </style:style>
    <style:style style:name="P11" style:family="paragraph" style:parent-style-name="Standard">
      <style:paragraph-properties fo:margin-left="3.133cm" fo:margin-right="0cm" fo:text-indent="0cm" style:auto-text-indent="false"/>
    </style:style>
    <style:style style:name="P12" style:family="paragraph" style:parent-style-name="Standard">
      <style:paragraph-properties fo:margin-left="3.747cm" fo:margin-right="0cm" fo:text-indent="0cm" style:auto-text-indent="false"/>
    </style:style>
    <style:style style:name="P13" style:family="paragraph" style:parent-style-name="Standard">
      <style:paragraph-properties fo:margin-left="3.149cm" fo:margin-right="0cm" fo:text-indent="0cm" style:auto-text-indent="false"/>
    </style:style>
    <style:style style:name="P14" style:family="paragraph" style:parent-style-name="Standard">
      <style:paragraph-properties fo:break-before="page"/>
    </style:style>
    <style:style style:name="P15" style:family="paragraph" style:parent-style-name="Standard" style:master-page-name="Standard">
      <style:paragraph-properties style:page-number="auto"/>
    </style:style>
    <style:style style:name="P16" style:family="paragraph" style:parent-style-name="Standard">
      <style:paragraph-properties fo:margin-left="0cm" fo:margin-right="0cm" fo:text-indent="1.249cm"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style:font-name="Symbol" style:font-name-asian="Symbol" style:font-name-complex="Symbol"/>
    </style:style>
    <style:style style:name="T6" style:family="text">
      <style:text-properties style:font-name="Symbol" fo:language="en" fo:country="GB" style:font-name-asian="Symbol" style:font-name-complex="Symbol"/>
    </style:style>
    <style:style style:name="T7" style:family="text">
      <style:text-properties officeooo:rsid="001e3ae2"/>
    </style:style>
    <style:style style:name="T8" style:family="text">
      <style:text-properties officeooo:rsid="001f61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text:span text:style-name="T1">ASIGNACIÓN DE MONITOR</text:span></text:p>
      <text:p text:style-name="P1"/>
      <text:p text:style-name="Text_20_body_20_indent">La asignación de Monitor(Decodec) producida como consecuencia de la recepción de un Mensaje correspondiente al cambio de Alarma Actual de un determinado Host en el Display de una Pantalla de Alarmas ( de un determinado puesto)</text:p>
      <text:p text:style-name="P2"/>
      <text:p text:style-name="Standard"><text:tab/>Conocemos:<text:tab/>Puesto</text:p>
      <text:p text:style-name="Standard"><text:tab/><text:tab/><text:tab/></text:p>
      <text:p text:style-name="Standard"><text:tab/>Recibimos en el Mensaje:</text:p>
      <text:p text:style-name="P9"/>
      <text:p text:style-name="P9">Host</text:p>
      <text:p text:style-name="Standard"/>
      <text:p text:style-name="Standard"><text:tab/><text:tab/><text:tab/>Zona</text:p>
      <text:p text:style-name="Standard"/>
      <text:p text:style-name="Standard"><text:tab/><text:tab/><text:tab/><text:span text:style-name="T3">Display ó IP</text:span></text:p>
      <text:p text:style-name="P3"/>
      <text:p text:style-name="Standard"><text:span text:style-name="T3"><text:tab/></text:span>Obtenemos el número de <text:span text:style-name="T1">Decodec</text:span> y el número de <text:span text:style-name="T1">Puesto</text:span></text:p>
      <text:p text:style-name="Standard"/>
      <text:p text:style-name="Standard"><text:tab/><text:tab/><text:tab/><text:span text:style-name="T4">Decodec</text:span><text:span text:style-name="T3"> = prem[Host]</text:span><text:span text:style-name="T5"></text:span><text:span text:style-name="T3">actual</text:span></text:p>
      <text:p text:style-name="P3"/>
      <text:p text:style-name="Standard"><text:span text:style-name="T3"><text:tab/><text:tab/><text:tab/></text:span><text:span text:style-name="T1">Puesto</text:span> = función (Display)</text:p>
      <text:p text:style-name="Standard"/>
      <text:p text:style-name="Standard"><text:tab/>Casos posibles</text:p>
      <text:p text:style-name="Standard"/>
      <text:list xml:id="list1255171070" text:style-name="WW8Num1">
        <text:list-item>
          <text:p text:style-name="P4">Cuando el valor del <text:span text:style-name="T1">Decodec</text:span> <text:s/>está indefinido <text:span text:style-name="T7">(representado mediante el valor -1)</text:span>, quiere decir que dicho Host no está utilizando ningún Decodec, en cuyo caso habrá que asignarle alguno de los posibles ( de acuerdo a las reglas de asignación de monitores; no siendo posible quitárselo a otros puestos independientemente de si están o no presentando alarmas)</text:p>
        </text:list-item>
      </text:list>
      <text:p text:style-name="P10"/>
      <text:p text:style-name="P7">Una vez obtenido el número de Monitor (Decodec) se realizarán las siguientes asignaciones:</text:p>
      <text:p text:style-name="P7"/>
      <text:p text:style-name="P7"><text:tab/><text:span text:style-name="T3">pmonitores[Monitor]</text:span><text:span text:style-name="T6"></text:span><text:span text:style-name="T3">host := Host ;</text:span></text:p>
      <text:p text:style-name="P7"><text:span text:style-name="T3"><text:tab/></text:span>pmonitores[Monitor]<text:span text:style-name="T5"></text:span>zona := Zona ;</text:p>
      <text:p text:style-name="P7"><text:tab/>pmonitores[Monitor]<text:span text:style-name="T5"></text:span>estado := OCUPADO ;</text:p>
      <text:p text:style-name="P7"><text:tab/><text:span text:style-name="T3">pmonitores[Monitor]</text:span><text:span text:style-name="T6"></text:span><text:span text:style-name="T3">codec := prem[Host]</text:span><text:span text:style-name="T6"></text:span><text:span text:style-name="T3">codec ;</text:span></text:p>
      <text:p text:style-name="P7"><text:span text:style-name="T3"><text:tab/>pmonitores[Monitor]</text:span><text:span text:style-name="T6"></text:span><text:span text:style-name="T3">decodec := Monitor ;</text:span></text:p>
      <text:p text:style-name="P7"><text:span text:style-name="T3"><text:tab/>strcpy(pmonitores[Monitor]</text:span><text:span text:style-name="T6"></text:span><text:span text:style-name="T3">display, Display) ;</text:span></text:p>
      <text:p text:style-name="P8"/>
      <text:p text:style-name="P7"><text:span text:style-name="T3"><text:tab/></text:span>lin<text:span text:style-name="T7">ea</text:span>_decodec[Puesto] := Monitor ;</text:p>
      <text:p text:style-name="P7"/>
      <text:p text:style-name="P7">Una vez establecido el estado, <text:span text:style-name="T7">y </text:span>ya que no tenemos realimentación, solicitaremos:</text:p>
      <text:p text:style-name="P7"/>
      <text:list xml:id="list3435234836" text:style-name="WW8Num2">
        <text:list-item>
          <text:p text:style-name="P6">Conexión codec-decodec</text:p>
        </text:list-item>
        <text:list-item>
          <text:p text:style-name="P6">Activación Teclado</text:p>
        </text:list-item>
        <text:list-item>
          <text:p text:style-name="P6">Activación Interfonía</text:p>
        </text:list-item>
      </text:list>
      <text:p text:style-name="P11"/>
      <text:p text:style-name="P7"/>
      <text:p text:style-name="P7"><text:soft-page-break/></text:p>
      <text:p text:style-name="P7"/>
      <text:p text:style-name="P10"/>
      <text:p text:style-name="P10"/>
      <text:list xml:id="list192515671001129" text:continue-list="list1255171070" text:style-name="WW8Num1">
        <text:list-item>
          <text:p text:style-name="P5">Si <text:span text:style-name="T1">Decodec</text:span> tiene un valor distinto de indefinido, significa que el Host está siendo mostrado por dicho monitor, es decir, existe una conexión a dicho Host que está utilizando dicho <text:span text:style-name="T1">Decodec</text:span>. </text:p>
          <text:p text:style-name="P5"/>
          <text:p text:style-name="P5">En este caso tendremos las siguientes situaciones: </text:p>
        </text:list-item>
      </text:list>
      <text:p text:style-name="Standard"/>
      <text:p text:style-name="P10"/>
      <text:list xml:id="list192514586272272" text:continue-numbering="true" text:style-name="WW8Num1">
        <text:list-item>
          <text:list>
            <text:list-item>
              <text:p text:style-name="P4">Que la conexión corresponda a este puesto, en cuyo caso el monitor se mantiene <text:s/>y la nueva zona se asignará a la tabla de monitores.</text:p>
            </text:list-item>
          </text:list>
        </text:list-item>
      </text:list>
      <text:p text:style-name="P12"/>
      <text:p text:style-name="P12">Es decir, </text:p>
      <text:p text:style-name="P12"/>
      <text:p text:style-name="P12">If <text:s/>(Conexiones[Monitor].puesto == Puesto )</text:p>
      <text:p text:style-name="P12">{</text:p>
      <text:p text:style-name="P7"><text:tab/><text:tab/><text:span text:style-name="T3">pmonitores[Monitor]</text:span><text:span text:style-name="T6"></text:span><text:span text:style-name="T3">host := Host ;</text:span></text:p>
      <text:p text:style-name="P7"><text:span text:style-name="T3"><text:tab/><text:tab/></text:span>pmonitores[Monitor]<text:span text:style-name="T5"></text:span>zona := Zona ; // imprescindible</text:p>
      <text:p text:style-name="P7"><text:tab/><text:tab/>pmonitores[Monitor]<text:span text:style-name="T5"></text:span>estado := OCUPADO ;</text:p>
      <text:p text:style-name="P7"><text:tab/><text:tab/><text:span text:style-name="T3">pmonitores[Monitor]</text:span><text:span text:style-name="T6"></text:span><text:span text:style-name="T3">codec := prem[Host]</text:span><text:span text:style-name="T6"></text:span><text:span text:style-name="T3">codec ;</text:span></text:p>
      <text:p text:style-name="P7"><text:span text:style-name="T3"><text:tab/><text:tab/>pmonitores[Monitor]</text:span><text:span text:style-name="T6"></text:span><text:span text:style-name="T3">decodec := Monitor ;</text:span></text:p>
      <text:p text:style-name="P7"><text:span text:style-name="T3"><text:tab/><text:tab/>strcpy(pmonitores[Monitor]</text:span><text:span text:style-name="T6"></text:span><text:span text:style-name="T3">display, Display) ; // ok</text:span></text:p>
      <text:p text:style-name="P8"/>
      <text:p text:style-name="P7"><text:s text:c="12"/><text:tab/>lin_decodec[Puesto] := Monitor ; // se le ha podido quitar</text:p>
      <text:p text:style-name="P7"><text:tab/>}</text:p>
      <text:p text:style-name="P7"/>
      <text:p text:style-name="Standard"/>
      <text:p text:style-name="Standard"/>
      <text:p text:style-name="P13"/>
      <text:list xml:id="list192515808033735" text:continue-numbering="true" text:style-name="WW8Num1">
        <text:list-item>
          <text:list>
            <text:list-item>
              <text:p text:style-name="P4">Si la conexión está asignada a otro puesto, hemos de considerar los siguientes casos:</text:p>
            </text:list-item>
          </text:list>
        </text:list-item>
      </text:list>
      <text:p text:style-name="P13"/>
      <text:list xml:id="list192514660652606" text:continue-numbering="true" text:style-name="WW8Num1">
        <text:list-item>
          <text:list>
            <text:list-item>
              <text:list>
                <text:list-item>
                  <text:p text:style-name="P4">Que no esté presentando una alarma, en cuyo caso no habrá que hacer nada, porque está misma alarma se presentará en dicho puesto y será tratada convenientemente.</text:p>
                </text:list-item>
                <text:list-item>
                  <text:p text:style-name="P4">Que esté presentando una alarma, en cuyo caso también se tratará de forma adecuada.</text:p>
                </text:list-item>
              </text:list>
            </text:list-item>
          </text:list>
        </text:list-item>
      </text:list>
      <text:p text:style-name="Standard"/>
      <text:p text:style-name="P12">En estos dos últimos casos, no habría que hacer nada, quedando el código del siguiente modo:</text:p>
      <text:p text:style-name="P12"/>
      <text:p text:style-name="P12"/>
      <text:p text:style-name="P12">If <text:s/>(Conexiones[Decodec].puesto != Puesto )</text:p>
      <text:p text:style-name="P12"><text:tab/></text:p>
      <text:p text:style-name="P12"><text:tab/>/* vacío */ ;</text:p>
      <text:p text:style-name="Standard"/>
      <text:p text:style-name="P14"><text:tab/><text:span text:style-name="T1">REGLAS DE FUNCIONAMIENTO</text:span></text:p>
      <text:p text:style-name="P1"/>
      <text:p text:style-name="P7">Regla <text:s/>1: Toda conexión codec-decodec está controlada por un único puesto de Operador. </text:p>
      <text:p text:style-name="P7"/>
      <text:p text:style-name="P7">Regla 2: Toda conexión codec-decodec se representa mediante un único monitor.</text:p>
      <text:p text:style-name="P10"/>
      <text:p text:style-name="P7">Regla 3: Cuando un Monitor está controlándose por un determinado puesto de Operador, es decir, existe una conexión codec-decodec , <text:span text:style-name="T7">entonces</text:span> no es posible desconectarla desde otro puesto. A no se que sea el propio Operador el que solicite la <text:span text:style-name="T7">d</text:span>esconexión.</text:p>
      <text:p text:style-name="P7"/>
      <text:p text:style-name="P7">Regla 4: Un puesto de Operador puede estar controlando varias conexiones codec-decodec.</text:p>
      <text:p text:style-name="P7"/>
      <text:p text:style-name="P7">Regla 5: A un puesto de Operador sólo le corresponde una conexión de teclado de cámaras remotas.</text:p>
      <text:p text:style-name="P7"/>
      <text:p text:style-name="P7">Regla 6: De todas las conexiones posibles codec-decodec, una y sólo una tendrá conexión de teclado de las cámaras remotas de dichos hosts. Evidentemente, desde cada puesto se podrán controlar las cámaras remotas de los Hosts que esté controlando dicho puesto, de uno en uno.</text:p>
      <text:p text:style-name="P7"/>
      <text:p text:style-name="P7">Regla 7: Cuando se rearme la última alarma de un Host, se producirá la desconexión automática codec-decodec a dicho Host <text:span text:style-name="T7">(si es que así se ha establecido en el modo de funcionamiento deseado)</text:span>.</text:p>
      <text:p text:style-name="P7"/>
      <text:p text:style-name="P7">Regla 8: Desde el programa de control de code<text:span text:style-name="T7">c</text:span>s, se pueden realizar conexiones codec-decodec siempre que no estén establecidas por otros puestos.</text:p>
      <text:p text:style-name="P7"/>
      <text:p text:style-name="P7">Regla 9: Una conexión codec-decodec asociada a un puesto, siempre podrá <text:s/>desconectarse desde el programa CONTROL de Windows ejecutado en dicho puesto <text:span text:style-name="T7">(si así se ha establecido en el modo de funcionamiento deseado)</text:span>.</text:p>
      <text:p text:style-name="P7"/>
      <text:p text:style-name="P7">Regla 10: Cuando se solicita la desconexión desde el programa CONTROL de Windows y hubiera alarmas asociadas a dicha conexión codec-decodec, se producirá la desconexión y la alarma dejará de estar asociada <text:s/>a dicha conexión codec-decodec en la tabla de monitores.</text:p>
      <text:p text:style-name="P7"/>
      <text:p text:style-name="P7">Regla 11: Si se vuelve a seleccionar la pantalla de alarmas, se vuelve a solicitar automáticamente una nueva conexión codec-decodec (como si de una nueva alarma se tratara)</text:p>
      <text:p text:style-name="P7"/>
      <text:p text:style-name="P7">Regla 12: Tr<text:span text:style-name="T8">a</text:span>s una conexión manual desde el programa de Control de Windows, siempre se puede hacer una desconexión manual desde el mismo puesto.</text:p>
      <text:p text:style-name="P7"/>
      <text:p text:style-name="Standard"><text:soft-page-break/></text:p>
      <text:p text:style-name="Standard"/>
      <text:p text:style-name="Standard"/>
      <text:h text:style-name="Heading_20_2" text:outline-level="2"><text:tab/>CAMBIO AUTOMÁTICO DEL TECLADO DE CÁMARAS REMOTAS</text:h>
      <text:p text:style-name="Standard"/>
      <text:p text:style-name="Standard"><text:tab/>El cambio automático de teclado de cámaras puede producirse entre los descodes controlados por el mismo puesto. Esto es debido a que cuando se produce un cambio de la alarma actual de un determinado puesto, se activa automáticamente la interfonía y el teclado de la matriz para controlar el host remoto en el que se ha producido la alarma.</text:p>
      <text:p text:style-name="Standard"/>
      <text:p text:style-name="Standard"><text:tab/>Para representar el host al que se encuentra asignado el teclado de la matriz y la interfonía remota, se utiliza un símbolo de teclado bajo el símbolo de conexión del decodec. Cuando este se muestra de color verde, significa que existe conexión y cuando se muestra en amarillo, significa que el control del teclado corresponde a otra conexión codec-decodec (evidentemente del mismo puesto) </text:p>
      <text:p text:style-name="Standard"/>
      <text:p text:style-name="P16">Para retomar el control es suficiente con seleccionar desde <text:span text:style-name="T7">el sistema </text:span>Unix una alarma de dicho host o seleccionar desde <text:span text:style-name="T7">el sistema </text:span>Windows la conexión deseada. </text:p>
      <text:p text:style-name="Standard"/>
      <text:p text:style-name="Standard"><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Luis Torre Hernandez</meta:initial-creator>
    <meta:creation-date>2000-07-15T12:10:00</meta:creation-date>
    <dc:date>2018-10-12T19:25:14.160302865</dc:date>
    <meta:print-date>2000-07-15T18:32:00</meta:print-date>
    <meta:editing-cycles>38</meta:editing-cycles>
    <meta:editing-duration>PT7H33M</meta:editing-duration>
    <meta:document-statistic meta:table-count="0" meta:image-count="0" meta:object-count="0" meta:page-count="4" meta:paragraph-count="64" meta:word-count="890" meta:character-count="5564" meta:non-whitespace-character-count="4695"/>
    <meta:generator>LibreOffice/6.0.6.2$Linux_X86_64 LibreOffice_project/00m0$Build-2</meta:generator>
  </office:meta>
</office:document-meta>
</file>